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officeooo:rsid="001f6bc1"/>
    </style:style>
    <style:style style:name="T2" style:family="text">
      <style:text-properties officeooo:rsid="001fc0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Buku adalah benda dengan empat huruf dan dua suku kata. <text:s/></text:span><text:span text:style-name="T2">Kata orang buku adalah jendela dunia karena banyak informasi di dalamnya. Jika buku jendela dunia, bukankah jendela itu tidak relevan lagi untuk era saat ini. Era di mana banyak jendela lain yang lebih interaktif dan menarik. Jendela ini dapat menampilkan suara dan gambar, terdengar lebih menarik daripada buku bukan?. Jendela seperti YouTube, TikTok, Instagram dan masih banyak lagi. Aku sendiri tidak suka membaca buku, tapi ironinya orang-orang memanggilku “Bookman”.</text:span></text:p>
      <text:p text:style-name="P1"><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2T06:29:36.793000000</meta:creation-date>
    <dc:date>2022-05-22T06:55:32.600000000</dc:date>
    <meta:editing-duration>PT7M36S</meta:editing-duration>
    <meta:editing-cycles>2</meta:editing-cycles>
    <meta:generator>LibreOffice/7.2.5.2$Windows_X86_64 LibreOffice_project/499f9727c189e6ef3471021d6132d4c694f357e5</meta:generator>
    <meta:document-statistic meta:table-count="0" meta:image-count="0" meta:object-count="0" meta:page-count="1" meta:paragraph-count="2" meta:word-count="79" meta:character-count="530" meta:non-whitespace-character-count="449"/>
  </office:meta>
</office:document-meta>
</file>